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d35" officeooo:paragraph-rsid="0010dd3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dd35" officeooo:paragraph-rsid="0010dd3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order to use my solution, you must run the python file and then a csv file will appear in the same directory that you ran the file in. Next, open coppeliasim and use it to run scene 8.</text:p>
      <text:p text:style-name="P1"/>
      <text:p text:style-name="P1">to run the code, run this command in the same directory as the file: </text:p>
      <text:p text:style-name="P2">python3 trajectory_generation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3:26:45.518039389</meta:creation-date>
    <dc:date>2023-11-20T13:30:30.660754571</dc:date>
    <meta:editing-duration>PT3M45S</meta:editing-duration>
    <meta:editing-cycles>1</meta:editing-cycles>
    <meta:document-statistic meta:table-count="0" meta:image-count="0" meta:object-count="0" meta:page-count="1" meta:paragraph-count="3" meta:word-count="55" meta:character-count="288" meta:non-whitespace-character-count="235"/>
    <meta:generator>LibreOffice/7.3.7.2$Linux_X86_64 LibreOffice_project/30$Build-2</meta:generator>
  </office:meta>
</office:document-meta>
</file>